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Arial"/>
    </style:style>
    <style:style style:name="P2" style:family="paragraph" style:parent-style-name="Standard">
      <style:paragraph-properties fo:text-align="start" style:justify-single-word="false"/>
      <style:text-properties style:font-name="Arial" fo:font-weight="bold" style:font-weight-asian="bold" style:font-weight-complex="bold"/>
    </style:style>
    <style:style style:name="P3" style:family="paragraph" style:parent-style-name="Standard">
      <style:paragraph-properties fo:text-align="start" style:justify-single-word="false"/>
      <style:text-properties style:font-name="Arial" fo:font-weight="normal" style:font-weight-asian="normal" style:font-weight-complex="normal"/>
    </style:style>
    <style:style style:name="P4" style:family="paragraph" style:parent-style-name="Standard">
      <style:paragraph-properties fo:text-align="center" style:justify-single-word="false"/>
      <style:text-properties fo:color="#ff0000" style:font-name="Arial"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crowfunding – Tom Réquillart</text:p>
      <text:p text:style-name="P1"/>
      <text:p text:style-name="P1">Mon projet commence par une page Home comportant tout les projets proposés. Le visiteur non connecté peut consulter les détails des projets et la page "Nous contacter" comportant des liens vers d'autres sites accessible grace à la nav-bar.</text:p>
      <text:p text:style-name="P1">Chaque projet comporte un "progress-bar" pour savoir où le financement du projet en est.</text:p>
      <text:p text:style-name="P1"/>
      <text:p text:style-name="P1">La navbar utilise des router link et des glyphicons.</text:p>
      <text:p text:style-name="P1"/>
      <text:p text:style-name="P1">Le site a un favicon.</text:p>
      <text:p text:style-name="P1"/>
      <text:p text:style-name="P1">La sécurité permet d'afficher ou non les boutons et de bloquer l'accès à certaines page selon la personne consultant le site</text:p>
      <text:p text:style-name="P1"/>
      <text:p text:style-name="P1">Il est proposé à l'utilisateur de se connecter ou de s'enregistrer.</text:p>
      <text:p text:style-name="P1"/>
      <text:p text:style-name="P1"/>
      <text:p text:style-name="P2"><text:tab/>L'utilisateur :</text:p>
      <text:p text:style-name="P3">L'identifiant et le mdp de l'utilisateur sont louis et Password1.</text:p>
      <text:p text:style-name="P1"/>
      <text:p text:style-name="P1">L'utilisateur peut visualiser les crédits qui lui reste et consulter ses informations sur son profile.</text:p>
      <text:p text:style-name="P1"/>
      <text:p text:style-name="P1">L'utilisateur peut créer une "proposition de projet", la modifier ou la supprimer. Il ne peut pas créer un projet directement afin de ne pas remplir le site de projets "fake".</text:p>
      <text:p text:style-name="P1"/>
      <text:p text:style-name="P2"><text:tab/>L'administrateur :</text:p>
      <text:p text:style-name="P3">L'identifiant et le mdp de l'utilisateur sont tom et Password1.</text:p>
      <text:p text:style-name="P3"/>
      <text:p text:style-name="P3">L'administrateur a accès à la création, modification et suppression des catégories.</text:p>
      <text:p text:style-name="P3"/>
      <text:p text:style-name="P3">Il peut visualiser les "propositions de projets" et les supprimer ainsi que de créer, modifier et supprimer des projets. </text:p>
      <text:p text:style-name="P3">Il peut choisir la catégorie parmit celles créées précédement et importer l'URL d'une image.</text:p>
      <text:p text:style-name="P3"/>
      <text:p text:style-name="P3">A partir de la page "home", il est proposé à l'administrateur ou à l'utilisateur de faire une contribution du montant qu'il souhaite.</text:p>
      <text:p text:style-name="P3">Celà diminu le montant dans la variable "paypal" de l'utilisateur et augmente la variable "budget" du projet.</text:p>
      <text:p text:style-name="P3"/>
      <text:p text:style-name="P3">J'ai aussi éffectué des tests junit sur les méthodes.</text:p>
      <text:p text:style-name="P3"/>
      <text:p text:style-name="P3"/>
      <text:p text:style-name="P3">Il manque au projet, d'ajouter de l'argent au compte de l'utilisateur (banque, paypal...).</text:p>
      <text:p text:style-name="P3"/>
      <text:p text:style-name="P3">Je voulais aussi ajouter une progress bar qui évolue selon les montants donné pour le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3M2S</meta:editing-duration>
    <meta:editing-cycles>30</meta:editing-cycles>
    <meta:generator>OpenOffice/4.1.6$Win32 OpenOffice.org_project/416m1$Build-9790</meta:generator>
    <dc:date>2019-07-02T16:37:52.74</dc:date>
    <dc:creator>Tom Réquillart</dc:creator>
    <meta:document-statistic meta:table-count="0" meta:image-count="0" meta:object-count="0" meta:page-count="1" meta:paragraph-count="21" meta:word-count="293" meta:character-count="1840"/>
    <meta:user-defined meta:name="Info 1"/>
    <meta:user-defined meta:name="Info 2"/>
    <meta:user-defined meta:name="Info 3"/>
    <meta:user-defined meta:name="Info 4"/>
  </office:meta>
</office:document-meta>
</file>